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animation_count 1;</text:span></text:p>
      <text:p text:style-name="P1"><text:span text:style-name="T1">#texture_width 3;</text:span></text:p>
      <text:p text:style-name="P1"><text:span text:style-name="T1">#texture_height 5;</text:span></text:p>
      <text:p text:style-name="P1"><text:span text:style-name="T1"/></text:p>
      <text:p text:style-name="P1"><text:span text:style-name="T1">#texture;</text:span></text:p>
      <text:p text:style-name="P1"><text:span text:style-name="T1"><text:s/>_ </text:span></text:p>
      <text:p text:style-name="P1"><text:span text:style-name="T1">['}</text:span></text:p>
      <text:p text:style-name="P1"><text:span text:style-name="T1">|</text:span><text:span text:style-name="T2">╚┼</text:span><text:span text:style-name="T3"/></text:p>
      <text:p text:style-name="P1"><text:span text:style-name="T3"><text:s/></text:span><text:span text:style-name="T4">║</text:span><text:span text:style-name="T5"><text:s/></text:span></text:p>
      <text:p text:style-name="P1"><text:span text:style-name="T5"><text:s/>¯¯<text:line-break/></text:span><text:span text:style-name="T6">#animation walk;</text:span></text:p>
      <text:p text:style-name="P1"><text:span text:style-name="T6"><text:s/>_ </text:span></text:p>
      <text:p text:style-name="P1"><text:span text:style-name="T6">['}</text:span></text:p>
      <text:p text:style-name="P1"><text:span text:style-name="T6">|</text:span><text:span text:style-name="T7">╚┼</text:span><text:span text:style-name="T8"/></text:p>
      <text:p text:style-name="P1"><text:span text:style-name="T8"><text:s/>|)</text:span></text:p>
      <text:p text:style-name="P1"><text:span text:style-name="T8"><text:s/>¯¯</text:span></text:p>
      <text:p text:style-name="P1"><text:span text:style-name="T9">#add;</text:span></text:p>
      <text:p text:style-name="P1"><text:span text:style-name="T9"><text:s/>_ </text:span></text:p>
      <text:p text:style-name="P1"><text:span text:style-name="T9">['}</text:span></text:p>
      <text:p text:style-name="P1"><text:span text:style-name="T9">|</text:span><text:span text:style-name="T10">╚┼</text:span><text:span text:style-name="T11"/></text:p>
      <text:p text:style-name="P1"><text:span text:style-name="T11">/| </text:span></text:p>
      <text:p text:style-name="P1"><text:span text:style-name="T11">¯ ¯</text:span></text:p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